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34b6af" officeooo:paragraph-rsid="0034b6af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38de06"/>
    </style:style>
    <style:style style:name="T3" style:family="text">
      <style:text-properties fo:language="pt" fo:country="BR" officeooo:rsid="003ba0bf"/>
    </style:style>
    <style:style style:name="T4" style:family="text">
      <style:text-properties officeooo:rsid="0038de06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Kitchen</text:h>
      <text:p text:style-name="P1"/>
      <text:section text:style-name="Sect1" text:name="Section1">
        <text:list xml:id="list2945084956" text:style-name="L1">
          <text:list-item>
            <text:p text:style-name="P3">Apron.</text:p>
          </text:list-item>
          <text:list-item>
            <text:p text:style-name="P3">Baking sheet. (baking dish).</text:p>
          </text:list-item>
          <text:list-item>
            <text:p text:style-name="P3">Blender.</text:p>
          </text:list-item>
          <text:list-item>
            <text:p text:style-name="P3">Bowl.</text:p>
          </text:list-item>
          <text:list-item>
            <text:p text:style-name="P3">Burner.</text:p>
          </text:list-item>
          <text:list-item>
            <text:p text:style-name="P3">Chopper.</text:p>
          </text:list-item>
          <text:list-item>
            <text:p text:style-name="P3">Colander.</text:p>
          </text:list-item>
          <text:list-item>
            <text:p text:style-name="P3"><text:span text:style-name="T4">C</text:span>up and saucer.</text:p>
          </text:list-item>
          <text:list-item>
            <text:p text:style-name="P3">Cupboard.</text:p>
          </text:list-item>
          <text:list-item>
            <text:p text:style-name="P3"><text:span text:style-name="T4">C</text:span>utting board.</text:p>
          </text:list-item>
          <text:list-item>
            <text:p text:style-name="P3">Detergent.</text:p>
          </text:list-item>
          <text:list-item>
            <text:p text:style-name="P3"><text:span text:style-name="T4">D</text:span>ish dryer.</text:p>
          </text:list-item>
          <text:list-item>
            <text:p text:style-name="P3"><text:span text:style-name="T4">D</text:span>ish soap.</text:p>
          </text:list-item>
          <text:list-item>
            <text:p text:style-name="P3"><text:span text:style-name="T4">D</text:span>ish towel.</text:p>
          </text:list-item>
          <text:list-item>
            <text:p text:style-name="P3">Dishcloth.</text:p>
          </text:list-item>
          <text:list-item>
            <text:p text:style-name="P3">Dishes.</text:p>
          </text:list-item>
          <text:list-item>
            <text:p text:style-name="P3">Dishwasher.</text:p>
          </text:list-item>
          <text:list-item>
            <text:p text:style-name="P3"><text:span text:style-name="T4">E</text:span>lectric oven.</text:p>
          </text:list-item>
          <text:list-item>
            <text:p text:style-name="P3">Fork.</text:p>
          </text:list-item>
          <text:list-item>
            <text:p text:style-name="P3"><text:span text:style-name="T4">F</text:span>ruit bowl.</text:p>
          </text:list-item>
          <text:list-item>
            <text:p text:style-name="P3">Frying pan.</text:p>
          </text:list-item>
          <text:list-item>
            <text:p text:style-name="P3">Funnel.</text:p>
          </text:list-item>
          <text:list-item>
            <text:p text:style-name="P3">Glass.</text:p>
          </text:list-item>
          <text:list-item>
            <text:p text:style-name="P3">Grater.</text:p>
          </text:list-item>
          <text:list-item>
            <text:p text:style-name="P3">Grill pan.</text:p>
          </text:list-item>
          <text:list-item>
            <text:p text:style-name="P3">Jars</text:p>
          </text:list-item>
          <text:list-item>
            <text:p text:style-name="P3">Jug.</text:p>
          </text:list-item>
          <text:list-item>
            <text:p text:style-name="P3">Kettle.</text:p>
          </text:list-item>
          <text:list-item>
            <text:p text:style-name="P3"><text:span text:style-name="T3">k</text:span>nife.</text:p>
          </text:list-item>
          <text:list-item>
            <text:p text:style-name="P3">Ladle.</text:p>
          </text:list-item>
          <text:list-item>
            <text:p text:style-name="P3">Measuring cup.</text:p>
          </text:list-item>
          <text:list-item>
            <text:p text:style-name="P3">Microwave oven.</text:p>
          </text:list-item>
          <text:list-item>
            <text:p text:style-name="P3">Mitten. (oven glove).</text:p>
          </text:list-item>
          <text:list-item>
            <text:p text:style-name="P3">Mixer.</text:p>
          </text:list-item>
          <text:list-item>
            <text:p text:style-name="P3">Mug.</text:p>
          </text:list-item>
          <text:list-item>
            <text:p text:style-name="P3">Napkin.</text:p>
          </text:list-item>
          <text:list-item>
            <text:p text:style-name="P3">Pan.</text:p>
          </text:list-item>
          <text:list-item>
            <text:p text:style-name="P3">Peeler.</text:p>
          </text:list-item>
          <text:list-item>
            <text:p text:style-name="P3">Plate.</text:p>
          </text:list-item>
          <text:list-item>
            <text:p text:style-name="P3">Pot lid.</text:p>
          </text:list-item>
          <text:list-item>
            <text:p text:style-name="P3">Pot.</text:p>
          </text:list-item>
          <text:list-item>
            <text:p text:style-name="P3">Pressure cooker.</text:p>
          </text:list-item>
          <text:list-item>
            <text:p text:style-name="P3">Refrigerator.</text:p>
          </text:list-item>
          <text:list-item>
            <text:p text:style-name="P3">Rolling pin.</text:p>
          </text:list-item>
          <text:list-item>
            <text:p text:style-name="P3">Salt shaker.</text:p>
          </text:list-item>
          <text:list-item>
            <text:p text:style-name="P3">Sieve.</text:p>
          </text:list-item>
          <text:list-item>
            <text:p text:style-name="P3">Sink. (kitchen sink).</text:p>
          </text:list-item>
          <text:list-item>
            <text:p text:style-name="P3">Skimmer.</text:p>
          </text:list-item>
          <text:list-item>
            <text:p text:style-name="P3">Spatula.</text:p>
          </text:list-item>
          <text:list-item>
            <text:p text:style-name="P3">Sponge.</text:p>
          </text:list-item>
          <text:list-item>
            <text:p text:style-name="P3">Spoon.</text:p>
          </text:list-item>
          <text:list-item>
            <text:p text:style-name="P3">Squeezer.</text:p>
          </text:list-item>
          <text:list-item>
            <text:p text:style-name="P3">Stove.</text:p>
          </text:list-item>
          <text:list-item>
            <text:p text:style-name="P3">Table cloth.</text:p>
          </text:list-item>
          <text:list-item>
            <text:p text:style-name="P3">Tableware.</text:p>
          </text:list-item>
          <text:list-item>
            <text:p text:style-name="P3">Teapot.</text:p>
          </text:list-item>
          <text:list-item>
            <text:p text:style-name="P3">Toaster.</text:p>
          </text:list-item>
          <text:list-item>
            <text:p text:style-name="P3">Tray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1-02T19:33:04.906000000</dc:date>
    <dc:creator>E G</dc:creator>
    <meta:editing-duration>PT2H20M39S</meta:editing-duration>
    <meta:editing-cycles>3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9" meta:word-count="141" meta:character-count="711" meta:non-whitespace-character-count="687"/>
    <meta:user-defined meta:name="DocumentEncoding">utf-8</meta:user-defined>
    <meta:user-defined meta:name="HTML" meta:value-type="boolean">true</meta:user-defined>
  </office:meta>
</office:document-meta>
</file>